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903in" fo:margin-left="-0.0076in" fo:margin-top="0in" fo:margin-bottom="0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lways"/>
    </style:style>
    <style:style style:name="Table1.A1" style:family="table-cell">
      <style:table-cell-properties fo:padding="0.0694in" fo:border="1pt solid #980000" style:writing-mode="lr-tb"/>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text-align="start" style:justify-single-word="false"/>
      <style:text-properties fo:language="en" fo:country="US"/>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officeooo:paragraph-rsid="00172c3b" style:font-name-asian="Sorts Mill Goudy1" style:font-size-asian="12pt" style:font-name-complex="Sorts Mill Goudy1" style:font-size-complex="12pt"/>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paragraph-properties fo:text-align="start" style:justify-single-word="false"/>
      <style:text-properties fo:language="en" fo:country="US" fo:font-weight="bold" style:font-weight-asian="bold"/>
    </style:style>
    <style:style style:name="P8" style:family="paragraph" style:parent-style-name="Exalted">
      <style:paragraph-properties fo:text-align="start" style:justify-single-word="false"/>
      <style:text-properties fo:language="en" fo:country="US"/>
    </style:style>
    <style:style style:name="P9" style:family="paragraph" style:parent-style-name="Exalted">
      <style:paragraph-properties fo:text-align="start" style:justify-single-word="false"/>
      <style:text-properties fo:language="en" fo:country="US" officeooo:paragraph-rsid="0018a16d"/>
    </style:style>
    <style:style style:name="P10" style:family="paragraph" style:parent-style-name="Exalted">
      <style:paragraph-properties fo:text-align="start" style:justify-single-word="false"/>
      <style:text-properties fo:language="en" fo:country="US" officeooo:paragraph-rsid="00172c3b"/>
    </style:style>
    <style:style style:name="P11" style:family="paragraph" style:parent-style-name="Exalted">
      <style:paragraph-properties fo:text-align="start" style:justify-single-word="false"/>
      <style:text-properties fo:language="en" fo:country="US" officeooo:paragraph-rsid="001cfac1"/>
    </style:style>
    <style:style style:name="P12" style:family="paragraph" style:parent-style-name="Exalted">
      <style:paragraph-properties fo:text-align="start" style:justify-single-word="false"/>
      <style:text-properties fo:language="en" fo:country="US" officeooo:paragraph-rsid="001ea36f"/>
    </style:style>
    <style:style style:name="P13" style:family="paragraph" style:parent-style-name="Exalted">
      <style:paragraph-properties fo:text-align="start" style:justify-single-word="false"/>
      <style:text-properties fo:language="en" fo:country="US" officeooo:paragraph-rsid="00206638"/>
    </style:style>
    <style:style style:name="P14" style:family="paragraph" style:parent-style-name="Exalted">
      <style:paragraph-properties fo:text-align="start" style:justify-single-word="false"/>
      <style:text-properties fo:language="en" fo:country="US" officeooo:paragraph-rsid="002b858f"/>
    </style:style>
    <style:style style:name="P15" style:family="paragraph" style:parent-style-name="Heading_20_1" style:master-page-name="Standard">
      <style:paragraph-properties fo:text-align="center" style:justify-single-word="false" style:page-number="auto"/>
      <style:text-properties fo:language="en" fo:country="US"/>
    </style:style>
    <style:style style:name="P16" style:family="paragraph" style:parent-style-name="Exalte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7" style:family="paragraph" style:parent-style-name="Heading_20_10">
      <style:paragraph-properties fo:break-before="column"/>
      <style:text-properties fo:language="en" fo:country="US"/>
    </style:style>
    <style:style style:name="P18" style:family="paragraph" style:parent-style-name="Sidebar">
      <style:paragraph-properties fo:margin-left="0in" fo:margin-right="0in" fo:line-height="100%" fo:orphans="0" fo:widows="0" fo:text-indent="0in" style:auto-text-indent="false">
        <style:tab-stops/>
      </style:paragraph-properties>
      <style:text-properties officeooo:paragraph-rsid="0033c62c"/>
    </style:style>
    <style:style style:name="P19" style:family="paragraph" style:parent-style-name="Sidebar">
      <style:paragraph-properties fo:margin-left="0in" fo:margin-right="0in" fo:line-height="100%" fo:orphans="0" fo:widows="0" fo:text-indent="0in" style:auto-text-indent="false">
        <style:tab-stops/>
      </style:paragraph-properties>
      <style:text-properties style:use-window-font-color="true" loext:opacity="0%" style:font-name="Times New Roman" fo:font-size="10pt" fo:language="en" fo:country="none" officeooo:rsid="0033c62c" officeooo:paragraph-rsid="0033c62c" style:letter-kerning="false" style:font-name-asian="Spectral2" style:font-size-asian="10pt" style:language-asian="zh" style:country-asian="CN" style:font-name-complex="Spectral2" style:font-size-complex="10pt" style:language-complex="hi" style:country-complex="IN"/>
    </style:style>
    <style:style style:name="P20" style:family="paragraph" style:parent-style-name="Sidebar_20_Heading">
      <style:paragraph-properties fo:margin-left="0in" fo:margin-right="0in" fo:line-height="100%" fo:orphans="0" fo:widows="0" fo:text-indent="0in" style:auto-text-indent="false">
        <style:tab-stops/>
      </style:paragraph-properties>
      <style:text-properties officeooo:paragraph-rsid="0033c62c"/>
    </style:style>
    <style:style style:name="P21" style:family="paragraph" style:parent-style-name="Standard">
      <style:paragraph-properties fo:margin-top="0in" fo:margin-bottom="0in" style:contextual-spacing="false" fo:orphans="0" fo:widows="0"/>
      <style:text-properties fo:color="#0b5394" loext:opacity="100%" style:font-name="Envision Roman1" fo:font-size="18pt" style:font-name-asian="Modern Antiqua1" style:font-size-asian="18pt" style:language-asian="hi" style:country-asian="IN" style:font-size-complex="18pt"/>
    </style:style>
    <style:style style:name="P22" style:family="paragraph" style:parent-style-name="Standar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officeooo:rsid="0018a16d"/>
    </style:style>
    <style:style style:name="T3" style:family="text">
      <style:text-properties style:use-window-font-color="true" loext:opacity="0%" style:font-name="Times New Roman" fo:font-size="10pt" officeooo:rsid="001b55ca" style:letter-kerning="false" style:font-name-asian="Spectral2" style:font-size-asian="10pt" style:language-asian="zh" style:country-asian="CN" style:font-name-complex="Spectral2" style:font-size-complex="10pt" style:language-complex="hi" style:country-complex="IN"/>
    </style:style>
    <style:style style:name="T4" style:family="text">
      <style:text-properties style:use-window-font-color="true" loext:opacity="0%" style:font-name="Times New Roman" fo:font-size="10pt" officeooo:rsid="001a9eaa" style:letter-kerning="false" style:font-name-asian="Spectral2" style:font-size-asian="10pt" style:language-asian="zh" style:country-asian="CN" style:font-name-complex="Spectral2" style:font-size-complex="10pt" style:language-complex="hi" style:country-complex="IN"/>
    </style:style>
    <style:style style:name="T5" style:family="text">
      <style:text-properties style:use-window-font-color="true" loext:opacity="0%" style:font-name="Times New Roman" fo:font-size="10pt" officeooo:rsid="001ea36f" style:letter-kerning="false" style:font-name-asian="Spectral2" style:font-size-asian="10pt" style:language-asian="zh" style:country-asian="CN" style:font-name-complex="Spectral2" style:font-size-complex="10pt" style:language-complex="hi" style:country-complex="IN"/>
    </style:style>
    <style:style style:name="T6" style:family="text">
      <style:text-properties style:use-window-font-color="true" loext:opacity="0%" style:font-name="Times New Roman" fo:font-size="10pt" officeooo:rsid="00206638" style:letter-kerning="false" style:font-name-asian="Spectral2" style:font-size-asian="10pt" style:language-asian="zh" style:country-asian="CN" style:font-name-complex="Spectral2" style:font-size-complex="10pt" style:language-complex="hi" style:country-complex="IN"/>
    </style:style>
    <style:style style:name="T7" style:family="text">
      <style:text-properties style:use-window-font-color="true" loext:opacity="0%" style:font-name="Times New Roman" fo:font-size="10pt" fo:language="en" fo:country="none" officeooo:rsid="0033c62c" style:letter-kerning="false" style:font-name-asian="Spectral2" style:font-size-asian="10pt" style:language-asian="zh" style:country-asian="CN" style:font-name-complex="Spectral2" style:font-size-complex="10pt" style:language-complex="hi" style:country-complex="IN"/>
    </style:style>
    <style:style style:name="T8" style:family="text">
      <style:text-properties officeooo:rsid="001c8c6c"/>
    </style:style>
    <style:style style:name="T9" style:family="text">
      <style:text-properties officeooo:rsid="001e94c8"/>
    </style:style>
    <style:style style:name="T10" style:family="text">
      <style:text-properties officeooo:rsid="002264ba"/>
    </style:style>
    <style:style style:name="T11" style:family="text">
      <style:text-properties officeooo:rsid="0023db1f"/>
    </style:style>
    <style:style style:name="T12" style:family="text">
      <style:text-properties officeooo:rsid="0024eb5c"/>
    </style:style>
    <style:style style:name="T13" style:family="text">
      <style:text-properties fo:font-weight="normal" officeooo:rsid="0024eb5c" style:font-weight-asian="normal" style:font-weight-complex="normal"/>
    </style:style>
    <style:style style:name="T14" style:family="text">
      <style:text-properties officeooo:rsid="0027b6c8"/>
    </style:style>
    <style:style style:name="T15"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7" style:family="text">
      <style:text-properties officeooo:rsid="002ebc34"/>
    </style:style>
    <style:style style:name="T18" style:family="text">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33c62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Martial Arts</text:h>
      <text:p text:style-name="P6"/>
      <text:section text:style-name="Sect1" text:name="Section1">
        <text:h text:style-name="P3" text:outline-level="2">Deadly Beastman Style</text:h>
        <text:p text:style-name="P7">Shapeshifting, Physique, Brawl</text:p>
        <text:p text:style-name="P8">No External Armor, No External Weapons</text:p>
        <text:p text:style-name="P8">The Deadly Beastman, on taking this form, merges their Spirit Form and Human form into one, as though they had flared their anima to its full level. </text:p>
        <text:p text:style-name="P8">The Beastman grows natural weaponry, based on the natural weaponry of their Spirit Form. While they are still considered unarmed, they may use the statistics of Unarmed, Light, or Medium Weaponry, with an added +1 to Base Damage. The category choice should be reflective of their Spirit Form’s natural weaponry.</text:p>
        <text:p text:style-name="P8">The Beastman gains the<text:span text:style-name="T1"> </text:span>size of <text:span text:style-name="T1">Large</text:span> (+<text:span text:style-name="T10">1</text:span> Soak, +<text:span text:style-name="T11">3</text:span> Endurance, and -2 successes on Fine Dexterity/Sneak rolls). This does not affect Lunars who are already of size Large (or bigger).</text:p>
        <text:p text:style-name="P8">If the animal form has natural armor, such as a carapace or scales, they may gain an additional +1 Soak at the cost of -1 Evasion.</text:p>
        <text:p text:style-name="P8">Aside from this, other mutations still follow the <text:span text:style-name="T1">Hybrid Body Rules</text:span> (including their alteration from the Hybrid Body Rearrangement).</text:p>
        <text:h text:style-name="P4" text:outline-level="3">Hide-Hardening Technique</text:h>
        <text:p text:style-name="P9"><text:span text:style-name="T1">Cost: </text:span><text:span text:style-name="T13">(2</text:span><text:span text:style-name="T2">m </text:span><text:span text:style-name="T12">per Dmg)</text:span><text:line-break/><text:span text:style-name="T1">Type:</text:span> Reflexive<text:line-break/><text:span text:style-name="T1">Mins:</text:span> Physique 2, Shapeshifting 1</text:p>
        <text:p text:style-name="P10">The Lunar reinforces their body, hardening their defenses against an attack. <text:span text:style-name="T12">They may reduce damage from a Decisive Strike at a cost of 2m per point of damage, up to (Essence) times </text:span><text:span text:style-name="T14">on a single Strike.</text:span></text:p>
        <text:h text:style-name="P5" text:outline-level="3">Howling Visage</text:h>
        <text:p text:style-name="P9"><text:span text:style-name="T1">Cost: </text:span>5m 2i<text:line-break/><text:span text:style-name="T1">Type:</text:span> <text:span text:style-name="T3">Simple</text:span><text:span text:style-name="T4"> (Maneuver)</text:span><text:line-break/><text:span text:style-name="T1">Mins:</text:span> Physique 3, Shapeshifting 2</text:p>
        <text:p text:style-name="P8">The Lunar lets loose a great and terrifying Howl upon the battlefield, using their (Strength + Physique) <text:span text:style-name="T4">vs Resolve</text:span> against all enemy characters that are within Medium Range of the Lunar, and can either hear or see them. <text:span text:style-name="T8">On success, all who hear them lose 3 Impulse.</text:span></text:p>
        <text:h text:style-name="P4" text:outline-level="3">Rip and Tear</text:h>
        <text:p text:style-name="P11"><text:span text:style-name="T1">Cost: </text:span>4m, 2i<text:line-break/><text:span text:style-name="T1">Type:</text:span> Supplemental <text:span text:style-name="T9">(Decisive)</text:span><text:line-break/> <text:span text:style-name="T1">Mins:</text:span> Physique 4, Shapeshifting 3</text:p>
        <text:p text:style-name="P8">With raging claws, and teeth, the Lunar shreds their target apart, dealing (Essence) additional Damage.</text:p>
        <text:h text:style-name="P17" text:outline-level="10">Greater Techniques</text:h>
        <text:h text:style-name="P4" text:outline-level="3">Halting the Scarlet Flow</text:h>
        <text:p text:style-name="P12"><text:span text:style-name="T1">Cost: </text:span>7m<text:line-break/><text:span text:style-name="T1">Type:</text:span> <text:span text:style-name="T5">Free Action</text:span><text:line-break/><text:span text:style-name="T1">Mins:</text:span> Physique 5, Shapeshifting 4</text:p>
        <text:p text:style-name="P8">The Lunar immediately regains (Shapeshifting + Essence) Endurance.</text:p>
        <text:h text:style-name="P4" text:outline-level="3">Towering Giant Enhancement</text:h>
        <text:p text:style-name="P13"><text:span text:style-name="T1">Cost: </text:span>--(2m)<text:line-break/><text:span text:style-name="T1">Type:</text:span> Permanent (<text:span text:style-name="T6">Free</text:span> Action)<text:line-break/><text:span text:style-name="T1">Mins:</text:span> Physique 5, Shapeshifting 5</text:p>
        <text:p text:style-name="P14">Instead of becoming <text:span text:style-name="T1">Large </text:span>on entering the form, the Lunar may instead become <text:span text:style-name="T1">Gigantic</text:span> (<text:span text:style-name="T15">+</text:span><text:span text:style-name="T16">2</text:span><text:span text:style-name="T15"> Soak, No Fine Dexterity/Sneak, -2 Evasion, +</text:span><text:span text:style-name="T16">5</text:span><text:span text:style-name="T15"> End</text:span>).</text:p>
        <text:p text:style-name="P8">The Lunar may switch between <text:span text:style-name="T1">Large</text:span> and <text:span text:style-name="T1">Gigantic</text:span> as a Secondary Action costing 2m.</text:p>
        <text:p text:style-name="P16">Regardless of if the Lunar is Large or Gigantic, they gain an additional +<text:span text:style-name="T17">1</text:span> Base Damage.</text:p>
        <table:table table:name="Table1" table:style-name="Table1">
          <table:table-column table:style-name="Table1.A"/>
          <table:table-row table:style-name="Table1.1">
            <table:table-cell table:style-name="Table1.A1" office:value-type="string">
              <text:p text:style-name="P20"><text:span text:style-name="T18">Dangeous, but Obvious</text:span></text:p>
              <text:p text:style-name="P18"><text:span text:style-name="T7">The Deadly Beastman Style is one of the most devastating ways a Lunar has to tear down their foes, but there is no way to hide the nature of the Lunar while using it. </text:span></text:p>
              <text:p text:style-name="P19">Lunars will need to pick up another Martial Arts, or choose not to activate this style, if they have need of hiding thier true nature.</text:p>
            </table:table-cell>
          </table:table-row>
        </table:table>
        <text:p text:style-name="P21"/>
        <text:p text:style-name="P2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pectral1"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2"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paragraph" style:default-outline-level="">
      <style:paragraph-properties fo:margin-top="0in" fo:margin-bottom="0.0598in" style:contextual-spacing="false" fo:text-align="start" style:justify-single-word="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2" style:font-family-asian="Spectral" style:font-family-generic-asian="system" style:font-pitch-asian="variable" style:font-size-asian="10pt" style:language-asian="hi" style:country-asian="IN"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4</meta:editing-cycles>
    <dc:title>Martial Arts</dc:title>
    <meta:editing-duration>PT20M7S</meta:editing-duration>
    <meta:generator>LibreOffice/7.0.3.1$Windows_X86_64 LibreOffice_project/d7547858d014d4cf69878db179d326fc3483e082</meta:generator>
    <dc:creator>Samuel Smith</dc:creator>
    <dc:date>2020-12-24T16:32:36.106000000</dc:date>
    <meta:document-statistic meta:table-count="1" meta:image-count="0" meta:object-count="0" meta:page-count="1" meta:paragraph-count="34" meta:word-count="463" meta:character-count="2743" meta:non-whitespace-character-count="2312"/>
  </office:meta>
</office:document-meta>
</file>